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4292" officeooo:paragraph-rsid="00134292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34292" officeooo:paragraph-rsid="00134292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loext:contextual-spacing="false" style:writing-mode="lr-tb"/>
    </style:style>
    <style:style style:name="P6" style:family="paragraph" style:parent-style-name="Heading_20_2">
      <style:paragraph-properties fo:text-align="start" style:justify-single-word="false"/>
      <style:text-properties style:text-underline-style="none" officeooo:rsid="00134292" officeooo:paragraph-rsid="00134292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officeooo:rsid="00134292" officeooo:paragraph-rsid="00134292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34292" officeooo:paragraph-rsid="0013429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696c9" officeooo:paragraph-rsid="001696c9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696c9" officeooo:paragraph-rsid="001696c9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696c9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4292" officeooo:paragraph-rsid="00134292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96c9" officeooo:paragraph-rsid="001696c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34292" officeooo:paragraph-rsid="00134292" style:font-size-asian="15pt" style:font-weight-asian="bold" style:font-size-complex="15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paragraph-rsid="001696c9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text-underline-style="none" officeooo:rsid="001696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GF-Server (FreeMind Project)</text:p>
      <text:p text:style-name="P1"/>
      <text:p text:style-name="P1"/>
      <text:p text:style-name="P13">RAID und Systemaufbau:</text:p>
      <text:p text:style-name="P9"/>
      <text:list xml:id="list1709917480623869522" text:style-name="L2">
        <text:list-item>
          <text:p text:style-name="P15"><text:span text:style-name="T2">Erstellen eines RAID 1 Verbundes mit 2 HDD (Hotspare?)</text:span></text:p>
        </text:list-item>
        <text:list-item>
          <text:p text:style-name="P15"><text:span text:style-name="T2">Status der Festplatten soll sich über eine PyQt (Python) Applikation vom PC abrufen lassen können</text:span></text:p>
        </text:list-item>
        <text:list-item>
          <text:p text:style-name="P15"><text:span text:style-name="T2">Festplatten sollten möglichst über die o.g. App getauscht werden können, einfache Probleme selbst lösen. Zudem Informationen wie Temperatur, RAM/CPU Last, Speicher und evtl. daraus Reinigung aussprechen bzw. empfehlen. Außerdem einfaches herunterfahren.</text:span></text:p>
        </text:list-item>
        <text:list-item>
          <text:p text:style-name="P15"><text:span text:style-name="T2">Als RAID kommt aus Kostengründen nur ein Linux Software RAID in Frage. Dazu eignet sich am besten mdraid</text:span></text:p>
        </text:list-item>
        <text:list-item>
          <text:p text:style-name="P15"><text:span text:style-name="T2">Zusätzlich ist eine Festplatte (möglichst SSD) für das Betriebssystem 32 GB sollten ausreichend sein</text:span></text:p>
        </text:list-item>
        <text:list-item>
          <text:p text:style-name="P15"><text:span text:style-name="T2">Als Betriebssystem eignet sich, gemäß den Anforderungen, am besten Debian 8</text:span></text:p>
        </text:list-item>
        <text:list-item>
          <text:p text:style-name="P15"><text:span text:style-name="T2">Es sollte ein Auto-Update Script geben (bash), idealerweise mit Integration in die App</text:span></text:p>
        </text:list-item>
        <text:list-item>
          <text:p text:style-name="P15"><text:span text:style-name="T2">Für die Betriebssystem-Festplatte würde sich das erprobte Dateisystem ext4 eignen, da es zwar älter, dafür aber erprobt und sehr gut GRUB 2 kompatibel ist</text:span></text:p>
          <text:p text:style-name="P11"><text:span text:style-name="T2"/></text:p>
        </text:list-item>
      </text:list>
      <text:p text:style-name="P10">Für die beiden Daten Festplatten muss eine Entscheidung zwischen BtrFS und ext4 getroffen werden</text:p>
      <text:p text:style-name="P2"/>
      <text:p text:style-name="P2"/>
      <text:p text:style-name="P2"/>
      <text:p text:style-name="P13">Beispielhafte PC Konfiguration:</text:p>
      <text:p text:style-name="P9"/>
      <text:p text:style-name="P9">Die Anforderungen an die Hardware des Computers/Servers sind als sehr gering einzuschätzen. Lediglich schnelle Schnittstellen, wie G-LAN, USB 3.0 oder SATA3 wäre von Vorteil. Zudem habe ich den Focus auf hohe Energieeffizienz gelegt. Dabei entstand folgende, vorläufige Konfiguration:</text:p>
      <text:p text:style-name="P9"/>
      <text:p text:style-name="P9"><text:tab/>• MB: ASRock AM1B-ITX - ca. 30€</text:p>
      <text:p text:style-name="P9"><text:tab/>• CPU: AMD Athlon 5350 - ca. 40€</text:p>
      <text:p text:style-name="P9"><text:tab/>• RAM: 2 x 2 GB DDR3-1600 - ca. 25€</text:p>
      <text:p text:style-name="P9"><text:tab/>• Grafik: interne Grafik ausreichend</text:p>
      <text:p text:style-name="P9"><text:tab/>• Netzteil bereits vorhanden, kann verwendet werden</text:p>
      <text:p text:style-name="P9"><text:tab/>• SSD: 32 GB - ca. 30€</text:p>
      <text:p text:style-name="P9"><text:tab/>• HDD: 2 x 2 TB vorhanden</text:p>
      <text:p text:style-name="P9"><text:tab/>• Gehäuse?!</text:p>
      <text:p text:style-name="P9"><text:tab/>• = Gesamtkosten von ca. 125€</text:p>
      <text:p text:style-name="P9"><text:tab/></text:p>
      <text:p text:style-name="P9">Diese Konfiguration sollte für die nächsten 5–10 Jahre mehr als ausreichend sei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<text:bookmark text:name="Sending"/><text:soft-page-break/>Sending</text:h>
      <text:p text:style-name="Text_20_body"><text:bookmark text:name="line-12"/><text:bookmark text:name="line-11"/><text:bookmark text:name="line-10"/>Here's simple code to post a note by UDP in Python: <text:bookmark text:name="line-20"/><text:bookmark text:name="line-19"/><text:bookmark text:name="line-18"/><text:bookmark text:name="line-17"/><text:bookmark text:name="line-16"/><text:bookmark text:name="line-15"/><text:bookmark text:name="line-14"/><text:bookmark text:name="line-13"/></text:p>
      <text:p text:style-name="P3"><text:bookmark text:name="line-1-1"/><text:bookmark text:name="line-34"/><text:bookmark text:name="line-33"/><text:bookmark text:name="line-32"/><text:bookmark text:name="line-31"/><text:bookmark text:name="line-30"/><text:bookmark text:name="line-29"/><text:bookmark text:name="line-28"/><text:bookmark text:name="line-27"/><text:bookmark text:name="line-26"/><text:bookmark text:name="line-25"/><text:bookmark text:name="line-24"/><text:bookmark text:name="line-23"/><text:bookmark text:name="line-22"/><text:bookmark text:name="line-21"/><text:a xlink:type="simple" xlink:href="https://wiki.python.org/moin/UdpCommunication#" text:style-name="Internet_20_link" text:visited-style-name="Visited_20_Internet_20_Link">Toggle line numbers</text:a><text:span text:style-name="T1"> </text:span></text:p>
      <text:p text:style-name="P4"><text:bookmark text:name="CA-35bc2e72f511523a75a87054d8cb18aa6a170a26"/><text:a xlink:type="simple" xlink:href="https://wiki.python.org/moin/UdpCommunication#CA-35bc2e72f511523a75a87054d8cb18aa6a170a26_1" text:style-name="Internet_20_link" text:visited-style-name="Visited_20_Internet_20_Link"><text:s text:c="3"/></text:a><text:a xlink:type="simple" xlink:href="https://wiki.python.org/moin/UdpCommunication#CA-35bc2e72f511523a75a87054d8cb18aa6a170a26_1" text:style-name="Internet_20_link" text:visited-style-name="Visited_20_Internet_20_Link">1</text:a><text:span text:style-name="T1"> </text:span><text:bookmark text:name="CA-35bc2e72f511523a75a87054d8cb18aa6a170a26_1"/><text:bookmark text:name="line-1-2"/><text:span text:style-name="T1">import socket</text:span></text:p>
      <text:p text:style-name="P4"><text:a xlink:type="simple" xlink:href="https://wiki.python.org/moin/UdpCommunication#CA-35bc2e72f511523a75a87054d8cb18aa6a170a26_2" text:style-name="Internet_20_link" text:visited-style-name="Visited_20_Internet_20_Link"><text:s text:c="3"/></text:a><text:a xlink:type="simple" xlink:href="https://wiki.python.org/moin/UdpCommunication#CA-35bc2e72f511523a75a87054d8cb18aa6a170a26_2" text:style-name="Internet_20_link" text:visited-style-name="Visited_20_Internet_20_Link">2</text:a><text:span text:style-name="T1"> </text:span><text:bookmark text:name="line-2-1"/><text:bookmark text:name="CA-35bc2e72f511523a75a87054d8cb18aa6a170a26_2"/></text:p>
      <text:p text:style-name="P4"><text:a xlink:type="simple" xlink:href="https://wiki.python.org/moin/UdpCommunication#CA-35bc2e72f511523a75a87054d8cb18aa6a170a26_3" text:style-name="Internet_20_link" text:visited-style-name="Visited_20_Internet_20_Link"><text:s text:c="3"/></text:a><text:a xlink:type="simple" xlink:href="https://wiki.python.org/moin/UdpCommunication#CA-35bc2e72f511523a75a87054d8cb18aa6a170a26_3" text:style-name="Internet_20_link" text:visited-style-name="Visited_20_Internet_20_Link">3</text:a><text:span text:style-name="T1"> </text:span><text:bookmark text:name="CA-35bc2e72f511523a75a87054d8cb18aa6a170a26_3"/><text:bookmark text:name="line-3-1"/><text:span text:style-name="T1">UDP_IP = "127.0.0.1"</text:span></text:p>
      <text:p text:style-name="P4"><text:a xlink:type="simple" xlink:href="https://wiki.python.org/moin/UdpCommunication#CA-35bc2e72f511523a75a87054d8cb18aa6a170a26_4" text:style-name="Internet_20_link" text:visited-style-name="Visited_20_Internet_20_Link"><text:s text:c="3"/></text:a><text:a xlink:type="simple" xlink:href="https://wiki.python.org/moin/UdpCommunication#CA-35bc2e72f511523a75a87054d8cb18aa6a170a26_4" text:style-name="Internet_20_link" text:visited-style-name="Visited_20_Internet_20_Link">4</text:a><text:span text:style-name="T1"> </text:span><text:bookmark text:name="CA-35bc2e72f511523a75a87054d8cb18aa6a170a26_4"/><text:bookmark text:name="line-4-1"/><text:span text:style-name="T1">UDP_PORT = 5005</text:span></text:p>
      <text:p text:style-name="P4"><text:a xlink:type="simple" xlink:href="https://wiki.python.org/moin/UdpCommunication#CA-35bc2e72f511523a75a87054d8cb18aa6a170a26_5" text:style-name="Internet_20_link" text:visited-style-name="Visited_20_Internet_20_Link"><text:s text:c="3"/></text:a><text:a xlink:type="simple" xlink:href="https://wiki.python.org/moin/UdpCommunication#CA-35bc2e72f511523a75a87054d8cb18aa6a170a26_5" text:style-name="Internet_20_link" text:visited-style-name="Visited_20_Internet_20_Link">5</text:a><text:span text:style-name="T1"> </text:span><text:bookmark text:name="CA-35bc2e72f511523a75a87054d8cb18aa6a170a26_5"/><text:bookmark text:name="line-5-1"/><text:span text:style-name="T1">MESSAGE = "Hello, World!"</text:span></text:p>
      <text:p text:style-name="P4"><text:a xlink:type="simple" xlink:href="https://wiki.python.org/moin/UdpCommunication#CA-35bc2e72f511523a75a87054d8cb18aa6a170a26_6" text:style-name="Internet_20_link" text:visited-style-name="Visited_20_Internet_20_Link"><text:s text:c="3"/></text:a><text:a xlink:type="simple" xlink:href="https://wiki.python.org/moin/UdpCommunication#CA-35bc2e72f511523a75a87054d8cb18aa6a170a26_6" text:style-name="Internet_20_link" text:visited-style-name="Visited_20_Internet_20_Link">6</text:a><text:span text:style-name="T1"> </text:span><text:bookmark text:name="line-6-1"/><text:bookmark text:name="CA-35bc2e72f511523a75a87054d8cb18aa6a170a26_6"/></text:p>
      <text:p text:style-name="P4"><text:a xlink:type="simple" xlink:href="https://wiki.python.org/moin/UdpCommunication#CA-35bc2e72f511523a75a87054d8cb18aa6a170a26_7" text:style-name="Internet_20_link" text:visited-style-name="Visited_20_Internet_20_Link"><text:s text:c="3"/></text:a><text:a xlink:type="simple" xlink:href="https://wiki.python.org/moin/UdpCommunication#CA-35bc2e72f511523a75a87054d8cb18aa6a170a26_7" text:style-name="Internet_20_link" text:visited-style-name="Visited_20_Internet_20_Link">7</text:a><text:span text:style-name="T1"> </text:span><text:bookmark text:name="CA-35bc2e72f511523a75a87054d8cb18aa6a170a26_7"/><text:bookmark text:name="line-7-1"/><text:span text:style-name="T1">print "UDP target IP:", UDP_IP</text:span></text:p>
      <text:p text:style-name="P4"><text:a xlink:type="simple" xlink:href="https://wiki.python.org/moin/UdpCommunication#CA-35bc2e72f511523a75a87054d8cb18aa6a170a26_8" text:style-name="Internet_20_link" text:visited-style-name="Visited_20_Internet_20_Link"><text:s text:c="3"/></text:a><text:a xlink:type="simple" xlink:href="https://wiki.python.org/moin/UdpCommunication#CA-35bc2e72f511523a75a87054d8cb18aa6a170a26_8" text:style-name="Internet_20_link" text:visited-style-name="Visited_20_Internet_20_Link">8</text:a><text:span text:style-name="T1"> </text:span><text:bookmark text:name="CA-35bc2e72f511523a75a87054d8cb18aa6a170a26_8"/><text:bookmark text:name="line-8-1"/><text:span text:style-name="T1">print "UDP target port:", UDP_PORT</text:span></text:p>
      <text:p text:style-name="P4"><text:a xlink:type="simple" xlink:href="https://wiki.python.org/moin/UdpCommunication#CA-35bc2e72f511523a75a87054d8cb18aa6a170a26_9" text:style-name="Internet_20_link" text:visited-style-name="Visited_20_Internet_20_Link"><text:s text:c="3"/></text:a><text:a xlink:type="simple" xlink:href="https://wiki.python.org/moin/UdpCommunication#CA-35bc2e72f511523a75a87054d8cb18aa6a170a26_9" text:style-name="Internet_20_link" text:visited-style-name="Visited_20_Internet_20_Link">9</text:a><text:span text:style-name="T1"> </text:span><text:bookmark text:name="CA-35bc2e72f511523a75a87054d8cb18aa6a170a26_9"/><text:bookmark text:name="line-9-1"/><text:span text:style-name="T1">print "message:", MESSAGE</text:span></text:p>
      <text:p text:style-name="P4"><text:a xlink:type="simple" xlink:href="https://wiki.python.org/moin/UdpCommunication#CA-35bc2e72f511523a75a87054d8cb18aa6a170a26_10" text:style-name="Internet_20_link" text:visited-style-name="Visited_20_Internet_20_Link"><text:s text:c="2"/></text:a><text:a xlink:type="simple" xlink:href="https://wiki.python.org/moin/UdpCommunication#CA-35bc2e72f511523a75a87054d8cb18aa6a170a26_10" text:style-name="Internet_20_link" text:visited-style-name="Visited_20_Internet_20_Link">10</text:a><text:span text:style-name="T1"> </text:span><text:bookmark text:name="line-10-1"/><text:bookmark text:name="CA-35bc2e72f511523a75a87054d8cb18aa6a170a26_10"/></text:p>
      <text:p text:style-name="P4"><text:a xlink:type="simple" xlink:href="https://wiki.python.org/moin/UdpCommunication#CA-35bc2e72f511523a75a87054d8cb18aa6a170a26_11" text:style-name="Internet_20_link" text:visited-style-name="Visited_20_Internet_20_Link"><text:s text:c="2"/></text:a><text:a xlink:type="simple" xlink:href="https://wiki.python.org/moin/UdpCommunication#CA-35bc2e72f511523a75a87054d8cb18aa6a170a26_11" text:style-name="Internet_20_link" text:visited-style-name="Visited_20_Internet_20_Link">11</text:a><text:span text:style-name="T1"> </text:span><text:bookmark text:name="CA-35bc2e72f511523a75a87054d8cb18aa6a170a26_11"/><text:bookmark text:name="line-11-1"/><text:span text:style-name="T1">sock = socket.socket(socket.AF_INET, # Internet</text:span></text:p>
      <text:p text:style-name="P4"><text:a xlink:type="simple" xlink:href="https://wiki.python.org/moin/UdpCommunication#CA-35bc2e72f511523a75a87054d8cb18aa6a170a26_12" text:style-name="Internet_20_link" text:visited-style-name="Visited_20_Internet_20_Link"><text:s text:c="2"/></text:a><text:a xlink:type="simple" xlink:href="https://wiki.python.org/moin/UdpCommunication#CA-35bc2e72f511523a75a87054d8cb18aa6a170a26_12" text:style-name="Internet_20_link" text:visited-style-name="Visited_20_Internet_20_Link">12</text:a><text:span text:style-name="T1"> </text:span><text:bookmark text:name="CA-35bc2e72f511523a75a87054d8cb18aa6a170a26_12"/><text:bookmark text:name="line-12-1"/><text:span text:style-name="T1"><text:s text:c="21"/>socket.SOCK_DGRAM) # UDP</text:span></text:p>
      <text:p text:style-name="P5"><text:a xlink:type="simple" xlink:href="https://wiki.python.org/moin/UdpCommunication#CA-35bc2e72f511523a75a87054d8cb18aa6a170a26_13" text:style-name="Internet_20_link" text:visited-style-name="Visited_20_Internet_20_Link"><text:s text:c="2"/></text:a><text:a xlink:type="simple" xlink:href="https://wiki.python.org/moin/UdpCommunication#CA-35bc2e72f511523a75a87054d8cb18aa6a170a26_13" text:style-name="Internet_20_link" text:visited-style-name="Visited_20_Internet_20_Link">13</text:a><text:span text:style-name="T1"> </text:span><text:bookmark text:name="CA-35bc2e72f511523a75a87054d8cb18aa6a170a26_13"/><text:bookmark text:name="line-13-1"/><text:span text:style-name="T1">sock.sendto(MESSAGE, (UDP_IP, UDP_PORT))</text:span></text:p>
      <text:h text:style-name="Heading_20_2" text:outline-level="2"><text:bookmark text:name="Receiving"/><text:bookmark text:name="line-38"/><text:bookmark text:name="line-37"/><text:bookmark text:name="line-36"/><text:bookmark text:name="line-35"/>Receiving</text:h>
      <text:p text:style-name="Text_20_body"><text:bookmark text:name="line-41"/><text:bookmark text:name="line-40"/><text:bookmark text:name="line-39"/>Here's simple code to receive UDP messages in Python: <text:bookmark text:name="line-49"/><text:bookmark text:name="line-48"/><text:bookmark text:name="line-47"/><text:bookmark text:name="line-46"/><text:bookmark text:name="line-45"/><text:bookmark text:name="line-44"/><text:bookmark text:name="line-43"/><text:bookmark text:name="line-42"/></text:p>
      <text:p text:style-name="P3"><text:bookmark text:name="line-1-3"/><text:bookmark text:name="line-62"/><text:bookmark text:name="line-61"/><text:bookmark text:name="line-60"/><text:bookmark text:name="line-59"/><text:bookmark text:name="line-58"/><text:bookmark text:name="line-57"/><text:bookmark text:name="line-56"/><text:bookmark text:name="line-55"/><text:bookmark text:name="line-54"/><text:bookmark text:name="line-53"/><text:bookmark text:name="line-52"/><text:bookmark text:name="line-51"/><text:bookmark text:name="line-50"/><text:a xlink:type="simple" xlink:href="https://wiki.python.org/moin/UdpCommunication#" text:style-name="Internet_20_link" text:visited-style-name="Visited_20_Internet_20_Link">Toggle line numbers</text:a><text:span text:style-name="T1"> </text:span></text:p>
      <text:p text:style-name="P4"><text:bookmark text:name="CA-f5249aaa1ddf7e0924b3a03dc1b5d85e6eab15e7"/><text:a xlink:type="simple" xlink:href="https://wiki.python.org/moin/UdpCommunication#CA-f5249aaa1ddf7e0924b3a03dc1b5d85e6eab15e7_1" text:style-name="Internet_20_link" text:visited-style-name="Visited_20_Internet_20_Link"><text:s text:c="3"/></text:a><text:a xlink:type="simple" xlink:href="https://wiki.python.org/moin/UdpCommunication#CA-f5249aaa1ddf7e0924b3a03dc1b5d85e6eab15e7_1" text:style-name="Internet_20_link" text:visited-style-name="Visited_20_Internet_20_Link">1</text:a><text:span text:style-name="T1"> </text:span><text:bookmark text:name="CA-f5249aaa1ddf7e0924b3a03dc1b5d85e6eab15e7_1"/><text:bookmark text:name="line-1-4"/><text:span text:style-name="T1">import socket</text:span></text:p>
      <text:p text:style-name="P4"><text:a xlink:type="simple" xlink:href="https://wiki.python.org/moin/UdpCommunication#CA-f5249aaa1ddf7e0924b3a03dc1b5d85e6eab15e7_2" text:style-name="Internet_20_link" text:visited-style-name="Visited_20_Internet_20_Link"><text:s text:c="3"/></text:a><text:a xlink:type="simple" xlink:href="https://wiki.python.org/moin/UdpCommunication#CA-f5249aaa1ddf7e0924b3a03dc1b5d85e6eab15e7_2" text:style-name="Internet_20_link" text:visited-style-name="Visited_20_Internet_20_Link">2</text:a><text:span text:style-name="T1"> </text:span><text:bookmark text:name="line-2-2"/><text:bookmark text:name="CA-f5249aaa1ddf7e0924b3a03dc1b5d85e6eab15e7_2"/></text:p>
      <text:p text:style-name="P4"><text:a xlink:type="simple" xlink:href="https://wiki.python.org/moin/UdpCommunication#CA-f5249aaa1ddf7e0924b3a03dc1b5d85e6eab15e7_3" text:style-name="Internet_20_link" text:visited-style-name="Visited_20_Internet_20_Link"><text:s text:c="3"/></text:a><text:a xlink:type="simple" xlink:href="https://wiki.python.org/moin/UdpCommunication#CA-f5249aaa1ddf7e0924b3a03dc1b5d85e6eab15e7_3" text:style-name="Internet_20_link" text:visited-style-name="Visited_20_Internet_20_Link">3</text:a><text:span text:style-name="T1"> </text:span><text:bookmark text:name="CA-f5249aaa1ddf7e0924b3a03dc1b5d85e6eab15e7_3"/><text:bookmark text:name="line-3-2"/><text:span text:style-name="T1">UDP_IP = "127.0.0.1"</text:span></text:p>
      <text:p text:style-name="P4"><text:a xlink:type="simple" xlink:href="https://wiki.python.org/moin/UdpCommunication#CA-f5249aaa1ddf7e0924b3a03dc1b5d85e6eab15e7_4" text:style-name="Internet_20_link" text:visited-style-name="Visited_20_Internet_20_Link"><text:s text:c="3"/></text:a><text:a xlink:type="simple" xlink:href="https://wiki.python.org/moin/UdpCommunication#CA-f5249aaa1ddf7e0924b3a03dc1b5d85e6eab15e7_4" text:style-name="Internet_20_link" text:visited-style-name="Visited_20_Internet_20_Link">4</text:a><text:span text:style-name="T1"> </text:span><text:bookmark text:name="CA-f5249aaa1ddf7e0924b3a03dc1b5d85e6eab15e7_4"/><text:bookmark text:name="line-4-2"/><text:span text:style-name="T1">UDP_PORT = 5005</text:span></text:p>
      <text:p text:style-name="P4"><text:a xlink:type="simple" xlink:href="https://wiki.python.org/moin/UdpCommunication#CA-f5249aaa1ddf7e0924b3a03dc1b5d85e6eab15e7_5" text:style-name="Internet_20_link" text:visited-style-name="Visited_20_Internet_20_Link"><text:s text:c="3"/></text:a><text:a xlink:type="simple" xlink:href="https://wiki.python.org/moin/UdpCommunication#CA-f5249aaa1ddf7e0924b3a03dc1b5d85e6eab15e7_5" text:style-name="Internet_20_link" text:visited-style-name="Visited_20_Internet_20_Link">5</text:a><text:span text:style-name="T1"> </text:span><text:bookmark text:name="line-5-2"/><text:bookmark text:name="CA-f5249aaa1ddf7e0924b3a03dc1b5d85e6eab15e7_5"/></text:p>
      <text:p text:style-name="P4"><text:a xlink:type="simple" xlink:href="https://wiki.python.org/moin/UdpCommunication#CA-f5249aaa1ddf7e0924b3a03dc1b5d85e6eab15e7_6" text:style-name="Internet_20_link" text:visited-style-name="Visited_20_Internet_20_Link"><text:s text:c="3"/></text:a><text:a xlink:type="simple" xlink:href="https://wiki.python.org/moin/UdpCommunication#CA-f5249aaa1ddf7e0924b3a03dc1b5d85e6eab15e7_6" text:style-name="Internet_20_link" text:visited-style-name="Visited_20_Internet_20_Link">6</text:a><text:span text:style-name="T1"> </text:span><text:bookmark text:name="CA-f5249aaa1ddf7e0924b3a03dc1b5d85e6eab15e7_6"/><text:bookmark text:name="line-6-2"/><text:span text:style-name="T1">sock = socket.socket(socket.AF_INET, # Internet</text:span></text:p>
      <text:p text:style-name="P4"><text:a xlink:type="simple" xlink:href="https://wiki.python.org/moin/UdpCommunication#CA-f5249aaa1ddf7e0924b3a03dc1b5d85e6eab15e7_7" text:style-name="Internet_20_link" text:visited-style-name="Visited_20_Internet_20_Link"><text:s text:c="3"/></text:a><text:a xlink:type="simple" xlink:href="https://wiki.python.org/moin/UdpCommunication#CA-f5249aaa1ddf7e0924b3a03dc1b5d85e6eab15e7_7" text:style-name="Internet_20_link" text:visited-style-name="Visited_20_Internet_20_Link">7</text:a><text:span text:style-name="T1"> </text:span><text:bookmark text:name="CA-f5249aaa1ddf7e0924b3a03dc1b5d85e6eab15e7_7"/><text:bookmark text:name="line-7-2"/><text:span text:style-name="T1"><text:s text:c="21"/>socket.SOCK_DGRAM) # UDP</text:span></text:p>
      <text:p text:style-name="P4"><text:a xlink:type="simple" xlink:href="https://wiki.python.org/moin/UdpCommunication#CA-f5249aaa1ddf7e0924b3a03dc1b5d85e6eab15e7_8" text:style-name="Internet_20_link" text:visited-style-name="Visited_20_Internet_20_Link"><text:s text:c="3"/></text:a><text:a xlink:type="simple" xlink:href="https://wiki.python.org/moin/UdpCommunication#CA-f5249aaa1ddf7e0924b3a03dc1b5d85e6eab15e7_8" text:style-name="Internet_20_link" text:visited-style-name="Visited_20_Internet_20_Link">8</text:a><text:span text:style-name="T1"> </text:span><text:bookmark text:name="CA-f5249aaa1ddf7e0924b3a03dc1b5d85e6eab15e7_8"/><text:bookmark text:name="line-8-2"/><text:span text:style-name="T1">sock.bind((UDP_IP, UDP_PORT))</text:span></text:p>
      <text:p text:style-name="P4"><text:a xlink:type="simple" xlink:href="https://wiki.python.org/moin/UdpCommunication#CA-f5249aaa1ddf7e0924b3a03dc1b5d85e6eab15e7_9" text:style-name="Internet_20_link" text:visited-style-name="Visited_20_Internet_20_Link"><text:s text:c="3"/></text:a><text:a xlink:type="simple" xlink:href="https://wiki.python.org/moin/UdpCommunication#CA-f5249aaa1ddf7e0924b3a03dc1b5d85e6eab15e7_9" text:style-name="Internet_20_link" text:visited-style-name="Visited_20_Internet_20_Link">9</text:a><text:span text:style-name="T1"> </text:span><text:bookmark text:name="line-9-2"/><text:bookmark text:name="CA-f5249aaa1ddf7e0924b3a03dc1b5d85e6eab15e7_9"/></text:p>
      <text:p text:style-name="P4"><text:a xlink:type="simple" xlink:href="https://wiki.python.org/moin/UdpCommunication#CA-f5249aaa1ddf7e0924b3a03dc1b5d85e6eab15e7_10" text:style-name="Internet_20_link" text:visited-style-name="Visited_20_Internet_20_Link"><text:s text:c="2"/></text:a><text:a xlink:type="simple" xlink:href="https://wiki.python.org/moin/UdpCommunication#CA-f5249aaa1ddf7e0924b3a03dc1b5d85e6eab15e7_10" text:style-name="Internet_20_link" text:visited-style-name="Visited_20_Internet_20_Link">10</text:a><text:span text:style-name="T1"> </text:span><text:bookmark text:name="CA-f5249aaa1ddf7e0924b3a03dc1b5d85e6eab15e7_10"/><text:bookmark text:name="line-10-2"/><text:span text:style-name="T1">while True:</text:span></text:p>
      <text:p text:style-name="P4"><text:a xlink:type="simple" xlink:href="https://wiki.python.org/moin/UdpCommunication#CA-f5249aaa1ddf7e0924b3a03dc1b5d85e6eab15e7_11" text:style-name="Internet_20_link" text:visited-style-name="Visited_20_Internet_20_Link"><text:s text:c="2"/></text:a><text:a xlink:type="simple" xlink:href="https://wiki.python.org/moin/UdpCommunication#CA-f5249aaa1ddf7e0924b3a03dc1b5d85e6eab15e7_11" text:style-name="Internet_20_link" text:visited-style-name="Visited_20_Internet_20_Link">11</text:a><text:span text:style-name="T1"> </text:span><text:bookmark text:name="line-11-2"/><text:bookmark text:name="CA-f5249aaa1ddf7e0924b3a03dc1b5d85e6eab15e7_11"/><text:span text:style-name="T1"><text:s text:c="4"/>data, addr = sock.recvfrom(1024) # buffer size is 1024 bytes</text:span></text:p>
      <text:p text:style-name="P5"><text:a xlink:type="simple" xlink:href="https://wiki.python.org/moin/UdpCommunication#CA-f5249aaa1ddf7e0924b3a03dc1b5d85e6eab15e7_12" text:style-name="Internet_20_link" text:visited-style-name="Visited_20_Internet_20_Link"><text:s text:c="2"/></text:a><text:a xlink:type="simple" xlink:href="https://wiki.python.org/moin/UdpCommunication#CA-f5249aaa1ddf7e0924b3a03dc1b5d85e6eab15e7_12" text:style-name="Internet_20_link" text:visited-style-name="Visited_20_Internet_20_Link">12</text:a><text:span text:style-name="T1"> </text:span><text:bookmark text:name="line-12-2"/><text:bookmark text:name="CA-f5249aaa1ddf7e0924b3a03dc1b5d85e6eab15e7_12"/><text:span text:style-name="T1"><text:s text:c="4"/>print "received message:", dat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örsten</meta:initial-creator>
    <meta:creation-date>2016-09-28T20:44:29.292000000</meta:creation-date>
    <dc:date>2016-10-09T20:53:34.448000000</dc:date>
    <dc:creator>Daniel Körsten</dc:creator>
    <meta:editing-duration>PT39M43S</meta:editing-duration>
    <meta:editing-cycles>5</meta:editing-cycles>
    <meta:generator>LibreOffice/5.2.0.4$Windows_X86_64 LibreOffice_project/066b007f5ebcc236395c7d282ba488bca6720265</meta:generator>
    <meta:document-statistic meta:table-count="0" meta:image-count="0" meta:object-count="0" meta:page-count="2" meta:paragraph-count="56" meta:word-count="400" meta:character-count="2617" meta:non-whitespace-character-count="2143"/>
  </office:meta>
</office:document-meta>
</file>